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da321" officeooo:paragraph-rsid="001da321"/>
    </style:style>
    <style:style style:name="P2" style:family="paragraph" style:parent-style-name="Standard">
      <style:text-properties officeooo:rsid="001ec7f3" officeooo:paragraph-rsid="001ec7f3"/>
    </style:style>
    <style:style style:name="P3" style:family="paragraph" style:parent-style-name="Standard">
      <style:text-properties officeooo:rsid="001f3067" officeooo:paragraph-rsid="001f3067"/>
    </style:style>
    <style:style style:name="P4" style:family="paragraph" style:parent-style-name="Standard">
      <style:text-properties officeooo:rsid="0028470f" officeooo:paragraph-rsid="0028470f"/>
    </style:style>
    <style:style style:name="P5" style:family="paragraph" style:parent-style-name="Standard">
      <style:text-properties officeooo:rsid="002935f1" officeooo:paragraph-rsid="002935f1"/>
    </style:style>
    <style:style style:name="P6" style:family="paragraph" style:parent-style-name="Standard">
      <style:text-properties officeooo:rsid="002c9fb8" officeooo:paragraph-rsid="002c9fb8"/>
    </style:style>
    <style:style style:name="P7" style:family="paragraph" style:parent-style-name="Standard">
      <style:text-properties officeooo:rsid="00313d34" officeooo:paragraph-rsid="00313d34" fo:background-color="transparent"/>
    </style:style>
    <style:style style:name="P8" style:family="paragraph" style:parent-style-name="Standard">
      <style:text-properties officeooo:rsid="002f9e78" officeooo:paragraph-rsid="00313d34" fo:background-color="transparent"/>
    </style:style>
    <style:style style:name="P9" style:family="paragraph" style:parent-style-name="Standard">
      <style:text-properties officeooo:paragraph-rsid="00321025"/>
    </style:style>
    <style:style style:name="P10" style:family="paragraph" style:parent-style-name="Standard">
      <style:text-properties officeooo:rsid="0032ebda" officeooo:paragraph-rsid="0032ebda"/>
    </style:style>
    <style:style style:name="P11" style:family="paragraph" style:parent-style-name="Standard">
      <style:text-properties officeooo:rsid="00340b9c" officeooo:paragraph-rsid="00340b9c"/>
    </style:style>
    <style:style style:name="P12" style:family="paragraph" style:parent-style-name="Standard">
      <style:text-properties officeooo:rsid="002f9e78" officeooo:paragraph-rsid="002c9fb8" fo:background-color="#0000cc"/>
    </style:style>
    <style:style style:name="P13" style:family="paragraph" style:parent-style-name="Standard">
      <style:text-properties officeooo:rsid="00357316" officeooo:paragraph-rsid="00357316"/>
    </style:style>
    <style:style style:name="P14" style:family="paragraph" style:parent-style-name="Standard">
      <style:text-properties officeooo:rsid="00382b5a" officeooo:paragraph-rsid="00382b5a"/>
    </style:style>
    <style:style style:name="P15" style:family="paragraph" style:parent-style-name="Standard">
      <style:text-properties officeooo:rsid="0039ace1" officeooo:paragraph-rsid="0039ace1"/>
    </style:style>
    <style:style style:name="P16" style:family="paragraph" style:parent-style-name="Standard">
      <style:text-properties officeooo:rsid="003b32a7" officeooo:paragraph-rsid="003b32a7"/>
    </style:style>
    <style:style style:name="P17" style:family="paragraph" style:parent-style-name="Standard">
      <style:text-properties officeooo:rsid="003b32a7" officeooo:paragraph-rsid="0042b490"/>
    </style:style>
    <style:style style:name="P18" style:family="paragraph" style:parent-style-name="Standard">
      <style:text-properties officeooo:rsid="0022462c" officeooo:paragraph-rsid="0022462c"/>
    </style:style>
    <style:style style:name="P19" style:family="paragraph" style:parent-style-name="Standard">
      <style:text-properties officeooo:rsid="00423d6c" officeooo:paragraph-rsid="00423d6c"/>
    </style:style>
    <style:style style:name="P20" style:family="paragraph" style:parent-style-name="Standard">
      <style:text-properties officeooo:rsid="0042b490" officeooo:paragraph-rsid="0042b490"/>
    </style:style>
    <style:style style:name="P21" style:family="paragraph" style:parent-style-name="Standard">
      <style:text-properties officeooo:rsid="0044adb9" officeooo:paragraph-rsid="00458762"/>
    </style:style>
    <style:style style:name="P22" style:family="paragraph" style:parent-style-name="Preformatted_20_Text">
      <style:text-properties officeooo:rsid="002c9fb8" officeooo:paragraph-rsid="002c9fb8"/>
    </style:style>
    <style:style style:name="P23" style:family="paragraph" style:parent-style-name="Preformatted_20_Text">
      <style:text-properties officeooo:rsid="002c9fb8" officeooo:paragraph-rsid="002d0b08"/>
    </style:style>
    <style:style style:name="P24" style:family="paragraph" style:parent-style-name="Preformatted_20_Text">
      <style:text-properties officeooo:rsid="002c9fb8" officeooo:paragraph-rsid="002e4b97"/>
    </style:style>
    <style:style style:name="P25" style:family="paragraph" style:parent-style-name="Preformatted_20_Text">
      <style:text-properties officeooo:rsid="002c9fb8" officeooo:paragraph-rsid="002f9e78"/>
    </style:style>
    <style:style style:name="P26" style:family="paragraph" style:parent-style-name="Standard">
      <style:text-properties officeooo:rsid="0042b490" officeooo:paragraph-rsid="0042b490"/>
    </style:style>
    <style:style style:name="P27" style:family="paragraph" style:parent-style-name="Standard">
      <style:text-properties officeooo:rsid="0049834c" officeooo:paragraph-rsid="0049834c"/>
    </style:style>
    <style:style style:name="P28" style:family="paragraph" style:parent-style-name="Standard">
      <style:text-properties fo:font-weight="bold" officeooo:rsid="0049834c" officeooo:paragraph-rsid="0049834c" style:font-weight-asian="bold" style:font-weight-complex="bold"/>
    </style:style>
    <style:style style:name="T1" style:family="text">
      <style:text-properties officeooo:rsid="002d0b08"/>
    </style:style>
    <style:style style:name="T2" style:family="text">
      <style:text-properties officeooo:rsid="002e4b97"/>
    </style:style>
    <style:style style:name="T3" style:family="text">
      <style:text-properties officeooo:rsid="002f9e78"/>
    </style:style>
    <style:style style:name="T4" style:family="text">
      <style:text-properties fo:font-weight="bold" officeooo:rsid="002f9e78" fo:background-color="#ffff00" loext:char-shading-value="0" style:font-weight-asian="bold" style:font-weight-complex="bold"/>
    </style:style>
    <style:style style:name="T5" style:family="text">
      <style:text-properties fo:background-color="#0000cc" loext:char-shading-value="0"/>
    </style:style>
    <style:style style:name="T6" style:family="text">
      <style:text-properties officeooo:rsid="002f9e78" fo:background-color="#0000cc" loext:char-shading-value="0"/>
    </style:style>
    <style:style style:name="T7" style:family="text">
      <style:text-properties officeooo:rsid="00321025"/>
    </style:style>
    <style:style style:name="T8" style:family="text">
      <style:text-properties officeooo:rsid="00321025" fo:background-color="transparent" loext:char-shading-value="0"/>
    </style:style>
    <style:style style:name="T9" style:family="text">
      <style:text-properties officeooo:rsid="003da193"/>
    </style:style>
    <style:style style:name="T10" style:family="text">
      <style:text-properties officeooo:rsid="0042b490"/>
    </style:style>
    <style:style style:name="T11" style:family="text">
      <style:text-properties officeooo:rsid="003b32a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d /home/abiaps</text:p>
      <text:p text:style-name="P1"/>
      <text:p text:style-name="P1">javac -classpath $HADOOP_HOME/share/hadoop/common/hadoop-common-2.7.3.jar:$HADOOP_HOME/share/hadoop/mapreduce/hadoop-mapreduce-client-core-2.7.3.jar:$HADOOP_HOME/share/hadoop/common/lib/commons-cli-1.2.jar -d /home/abiaps/WordCount.java</text:p>
      <text:p text:style-name="P1"/>
      <text:p text:style-name="P2">usr/local/hadoop/etc/hadoop:/usr/local/hadoop/share/hadoop/common/lib/*:/usr/local/hadoop/share/hadoop/common/*:/usr/local/hadoop/share/hadoop/hdfs:/usr/local/hadoop/share/hadoop/hdfs/lib/*:/usr/local/hadoop/share/hadoop/hdfs/*:/usr/local/hadoop/share/hadoop/yarn/lib/*:/usr/local/hadoop/share/hadoop/yarn/*:/usr/local/hadoop/share/hadoop/mapreduce/lib/*:/usr/local/hadoop/share/hadoop/mapreduce/*:/contrib/capacity-scheduler/*.jar</text:p>
      <text:p text:style-name="P2"/>
      <text:p text:style-name="P3">#convert into jar file</text:p>
      <text:p text:style-name="P3"/>
      <text:p text:style-name="P3">jar -cvf wordcountj.jar -c /home/abiaps/Desktop/wordcountf/wordcountj.jar WordCount /user/outputdata outputwc</text:p>
      <text:p text:style-name="P3"/>
      <text:p text:style-name="P18"/>
      <text:p text:style-name="P4">useful links:</text:p>
      <text:p text:style-name="P4"/>
      <text:p text:style-name="P19">Frequently used hadoop shell cmds:</text:p>
      <text:p text:style-name="P19">http://princetonits.com/blog/technology/33-frequently-used-hdfs-shell-commands/</text:p>
      <text:p text:style-name="P4"/>
      <text:p text:style-name="P4">correctly execute wordcount example </text:p>
      <text:p text:style-name="P4"><text:a xlink:type="simple" xlink:href="https://www.youtube.com/watch?v=Y2MDo_k86go" text:style-name="Internet_20_link" text:visited-style-name="Visited_20_Internet_20_Link">https://www.youtube.com/watch?v=Y2MDo_k86go</text:a></text:p>
      <text:p text:style-name="P4"/>
      <text:p text:style-name="P11"><text:a xlink:type="simple" xlink:href="https://www.youtube.com/watch?v=6sK3LDY7Pp4&amp;feature=youtu.be" text:style-name="Internet_20_link" text:visited-style-name="Visited_20_Internet_20_Link">https://www.youtube.com/watch?v=6sK3LDY7Pp4&amp;feature=youtu.be</text:a> <text:s/>(Eureka!!!)</text:p>
      <text:p text:style-name="P4"/>
      <text:p text:style-name="P4">hadoop installation on ubuntu | tutorial</text:p>
      <text:p text:style-name="P4"><text:a xlink:type="simple" xlink:href="https://www.youtube.com/watch?v=Tl0I54eqxKo&amp;t=53s" text:style-name="Internet_20_link" text:visited-style-name="Visited_20_Internet_20_Link">https://www.youtube.com/watch?v=Tl0I54eqxKo&amp;t=53s</text:a></text:p>
      <text:p text:style-name="P4"/>
      <text:p text:style-name="P4">create and execute mapreduce in eclipse</text:p>
      <text:p text:style-name="P4"><text:a xlink:type="simple" xlink:href="https://www.youtube.com/watch?v=VzKGdM4hc74" text:style-name="Internet_20_link" text:visited-style-name="Visited_20_Internet_20_Link">https://www.youtube.com/watch?v=VzKGdM4hc74</text:a></text:p>
      <text:p text:style-name="P4"/>
      <text:p text:style-name="P4">mapreduce wordcount prg in hadoop(compile and run)</text:p>
      <text:p text:style-name="P4"><text:a xlink:type="simple" xlink:href="https://www.youtube.com/watch?v=ve841JxF_VE" text:style-name="Internet_20_link" text:visited-style-name="Visited_20_Internet_20_Link">https://www.youtube.com/watch?v=ve841JxF_VE</text:a></text:p>
      <text:p text:style-name="P4"/>
      <text:p text:style-name="P4"/>
      <text:p text:style-name="P5">michael’s hadoop</text:p>
      <text:p text:style-name="P5"><text:a xlink:type="simple" xlink:href="http://www.michael-noll.com/tutorials/running-hadoop-on-ubuntu-linux-single-node-cluster/" text:style-name="Internet_20_link" text:visited-style-name="Visited_20_Internet_20_Link">http://www.michael-noll.com/tutorials/running-hadoop-on-ubuntu-linux-single-node-cluster/</text:a></text:p>
      <text:p text:style-name="P5"/>
      <text:p text:style-name="P5"/>
      <text:p text:style-name="P6">Running wordcount java file:</text:p>
      <text:p text:style-name="P6"/>
      <text:p text:style-name="P22"><text:span text:style-name="Source_20_Text">/usr/local/hadoop/bin/start-</text:span><text:span text:style-name="Source_20_Text"><text:span text:style-name="T1">dfs</text:span></text:span><text:span text:style-name="Source_20_Text">.sh</text:span></text:p>
      <text:p text:style-name="P22"><text:span text:style-name="Source_20_Text"/></text:p>
      <text:p text:style-name="P23"><text:span text:style-name="Source_20_Text"><text:span text:style-name="T1">/usr/local/hadoop/sbin/start-yarn.sh</text:span></text:span></text:p>
      <text:p text:style-name="P23"><text:span text:style-name="Source_20_Text"/></text:p>
      <text:p text:style-name="P24"><text:span text:style-name="Source_20_Text"><text:span text:style-name="T2">jps</text:span></text:span></text:p>
      <text:p text:style-name="P24"><text:span text:style-name="Source_20_Text"/></text:p>
      <text:p text:style-name="P24"><text:soft-page-break/><text:span text:style-name="Source_20_Text"><text:span text:style-name="T2">check if nodemanager, jps, namenode, datanode, resourcemanager, secondarynamenode are started</text:span></text:span></text:p>
      <text:p text:style-name="P24"><text:span text:style-name="Source_20_Text"/></text:p>
      <text:p text:style-name="P24"><text:span text:style-name="Source_20_Text"><text:span text:style-name="T2">else</text:span></text:span></text:p>
      <text:p text:style-name="P24"><text:span text:style-name="Source_20_Text">/</text:span><text:span text:style-name="Source_20_Text"><text:span text:style-name="T2">usr/local/hadoop/sbin/stop-dfs.sh</text:span></text:span></text:p>
      <text:p text:style-name="P24"><text:span text:style-name="Source_20_Text"/></text:p>
      <text:p text:style-name="P24"><text:span text:style-name="Source_20_Text"><text:span text:style-name="T2">then</text:span></text:span></text:p>
      <text:p text:style-name="P24"><text:span text:style-name="Source_20_Text"/></text:p>
      <text:p text:style-name="P24"><text:span text:style-name="Source_20_Text"><text:span text:style-name="T2">start again</text:span></text:span></text:p>
      <text:p text:style-name="P24"><text:span text:style-name="Source_20_Text"/></text:p>
      <text:p text:style-name="P24"><text:span text:style-name="Source_20_Text"><text:span text:style-name="T2">make a folder in hdfs</text:span></text:span></text:p>
      <text:p text:style-name="P24"><text:span text:style-name="Source_20_Text"/></text:p>
      <text:p text:style-name="P24"><text:span text:style-name="Source_20_Text"><text:span text:style-name="T2">/hadoop$ bin/hdfs dfs -mkdir /&lt;username&gt;</text:span></text:span></text:p>
      <text:p text:style-name="P24"><text:span text:style-name="Source_20_Text"/></text:p>
      <text:p text:style-name="P25"><text:span text:style-name="Source_20_Text"><text:span text:style-name="T3">To know the hadoop classpath:</text:span></text:span></text:p>
      <text:p text:style-name="P25"><text:span text:style-name="Source_20_Text">/</text:span><text:span text:style-name="Source_20_Text"><text:span text:style-name="T3">hadoop$ bin/hadoop classpath</text:span></text:span></text:p>
      <text:p text:style-name="P25"><text:span text:style-name="Source_20_Text"/></text:p>
      <text:p text:style-name="P25"><text:span text:style-name="Source_20_Text"><text:span text:style-name="T3">To compile the pgm</text:span></text:span></text:p>
      <text:p text:style-name="P25"><text:span text:style-name="Source_20_Text"/></text:p>
      <text:p text:style-name="P25"><text:span text:style-name="Source_20_Text"><text:span text:style-name="T3">javac -classpath /usr/local/hadoop/etc/hadoop:/usr/local/hadoop/share/hadoop/common/lib/*:/usr/local/hadoop/share/hadoop/common/*:/usr/local/hadoop/share/hadoop/hdfs:/usr/local/hadoop/share/hadoop/hdfs/lib/*:/usr/local/hadoop/share/hadoop/hdfs/*:/usr/local/hadoop/share/hadoop/yarn/lib/*:/usr/local/hadoop/share/hadoop/yarn/*:/usr/local/hadoop/share/hadoop/mapreduce/lib/*:/usr/local/hadoop/share/hadoop/mapreduce/*:/usr/local/hadoop/contrib/capacity-scheduler/*.jar -d </text:span></text:span><text:span text:style-name="Source_20_Text"><text:span text:style-name="T4">/home/abiaps/Desktop/wordcountf *.java </text:span></text:span></text:p>
      <text:p text:style-name="P6"><text:s text:c="75"/><text:span text:style-name="T5"><text:s text:c="3"/></text:span><text:span text:style-name="T6">(java class file path)</text:span></text:p>
      <text:p text:style-name="P12"/>
      <text:p text:style-name="P8">jar -cvf wordcountj.jar -C /home/abiaps/Desktop/wordcountf/org/ .</text:p>
      <text:p text:style-name="P8">added manifest</text:p>
      <text:p text:style-name="P8">adding: myorg/(in = 0) (out= 0)(stored 0%)</text:p>
      <text:p text:style-name="P8">adding: myorg/WordCount$Reduce.class(in = 1745) (out= 739)(deflated 57%)</text:p>
      <text:p text:style-name="P8">adding: myorg/WordCount$Map.class(in = 1842) (out= 772)(deflated 58%)</text:p>
      <text:p text:style-name="P8">adding: myorg/WordCount.class(in = 1485) (out= 807)(deflated 45%)</text:p>
      <text:p text:style-name="P12"/>
      <text:p text:style-name="P7">run the pgm:</text:p>
      <text:p text:style-name="P7"/>
      <text:p text:style-name="P8">bin/hadoop jar /home/abiaps/Desktop/wordcountf/wordcountj.jar org.myorg.WordCount /panda/gutenberg/ /panda/pandaaaa</text:p>
      <text:p text:style-name="P7"/>
      <text:p text:style-name="P7"/>
      <text:p text:style-name="P9"><text:span text:style-name="T8">Update: edited </text:span>~/.profile <text:span text:style-name="T7">file with hadoop classpath and java home variables</text:span></text:p>
      <text:p text:style-name="P5"/>
      <text:p text:style-name="P5"/>
      <text:p text:style-name="P10">my earlier mapred-site.xml</text:p>
      <text:p text:style-name="P10"/>
      <text:p text:style-name="P10">&lt;property&gt;</text:p>
      <text:p text:style-name="P10"><text:s text:c="8"/>&lt;name&gt;mapreduce.framework.name&lt;/name&gt;</text:p>
      <text:p text:style-name="P10"><text:s text:c="8"/>&lt;value&gt;yarn&lt;/value&gt;</text:p>
      <text:p text:style-name="P10"><text:s text:c="4"/>&lt;/property&gt;</text:p>
      <text:p text:style-name="P10"/>
      <text:p text:style-name="P10"/>
      <text:p text:style-name="P13">Adding jar files in eclipse hadoop</text:p>
      <text:p text:style-name="P13"><text:soft-page-break/></text:p>
      <text:p text:style-name="P13"><text:a xlink:type="simple" xlink:href="https://www.youtube.com/watch?v=VzKGdM4hc74" text:style-name="Internet_20_link" text:visited-style-name="Visited_20_Internet_20_Link">https://www.youtube.com/watch?v=VzKGdM4hc74</text:a></text:p>
      <text:p text:style-name="P13"/>
      <text:p text:style-name="P14">Source found for adding configuration part of using two mappers and two reducers</text:p>
      <text:p text:style-name="P14"/>
      <text:p text:style-name="P14"><text:a xlink:type="simple" xlink:href="http://stackoverflow.com/questions/35475571/how-to-use-output-of-one-reducer-as-input-to-another-mapper" text:style-name="Internet_20_link" text:visited-style-name="Visited_20_Internet_20_Link">http://stackoverflow.com/questions/35475571/how-to-use-output-of-one-reducer-as-input-to-another-mapper</text:a></text:p>
      <text:p text:style-name="P14"/>
      <text:p text:style-name="P14"/>
      <text:p text:style-name="P15">steps to run</text:p>
      <text:p text:style-name="P15"/>
      <text:p text:style-name="P15">1. $ hadoop version (To check if hadoop is running properly)</text:p>
      <text:p text:style-name="P15">2. $ javac version (To check if java is running properly)</text:p>
      <text:p text:style-name="P15">3. $ export HADOOP_CLASSPATH=$(hadoop classpath)</text:p>
      <text:p text:style-name="P15">4. $ echo $HADOOP_CLASSPATH</text:p>
      <text:p text:style-name="P15"/>
      <text:p text:style-name="P15">/usr/local/hadoop/etc/hadoop:/usr/local/hadoop/share/hadoop/common/lib/*:/usr/local/hadoop/share/hadoop/common/*:/usr/local/hadoop/share/hadoop/hdfs:/usr/local/hadoop/share/hadoop/hdfs/lib/*:/usr/local/hadoop/share/hadoop/hdfs/*:/usr/local/hadoop/share/hadoop/yarn/lib/*:/usr/local/hadoop/share/hadoop/yarn/*:/usr/local/hadoop/share/hadoop/mapreduce/lib/*:/usr/local/hadoop/share/hadoop/mapreduce/*:/usr/lib/jvm/java-8-openjdk-amd64/lib/tools.jar:/usr/local/hadoop/contrib/capacity-scheduler/*.jar</text:p>
      <text:p text:style-name="P15"/>
      <text:p text:style-name="P16">5. $ hadoop fs -mkdir /GIM-V (make a project dir <text:s/><text:span text:style-name="T9">in hdfs</text:span>)</text:p>
      <text:p text:style-name="P16">6. $ hadoop fs -mkdir /GIM-V/Input (To put an input file in <text:span text:style-name="T9">the Input dir)</text:span></text:p>
      <text:p text:style-name="P17">7. $ <text:span text:style-name="T10">hadoop fs -put '/home/abiaps/Desktop/matrix/InputFile.txt' </text:span>/GIM-V/Input</text:p>
      <text:p text:style-name="P20">8. $ cd '/home/abiaps/Desktop/matrix'</text:p>
      <text:p text:style-name="P20">9. $ <text:s/>javac -classpath ${HADOOP_CLASSPATH} -d '/home/abiaps/Desktop/matrix/MM_class' '/home/abiaps/Desktop/matrix/MatrixMultiply.java' <text:s text:c="2"/>(To compile, where MM_class is the folder created in the path for class files)</text:p>
      <text:p text:style-name="P20">10. $ jar -cvf matrix.jar -C MM_class/ . <text:s text:c="2"/>(create a jar file with the class files folder)</text:p>
      <text:p text:style-name="P21">11. $ hadoop jar '/home/abiaps/Desktop/matrix/matrix.jar' MatrixMultiply <text:span text:style-name="T11">/GIM-V/Input</text:span> <text:s/><text:span text:style-name="T11">/GIM-V/</text:span>temp <text:span text:style-name="T11">/GIM-V/</text:span>/out</text:p>
      <text:p text:style-name="P20"/>
      <text:p text:style-name="P20"/>
      <text:p text:style-name="P28">Frequently used hadoop shell commands:</text:p>
      <text:p text:style-name="P28"/>
      <text:p text:style-name="P28">To view the output</text:p>
      <text:p text:style-name="P27"/>
      <text:p text:style-name="P27">$ hadoop fs -cat /mat/out/*</text:p>
      <text:p text:style-name="P27"/>
      <text:p text:style-name="P28">To copy the output file file from hadoop to the local directory</text:p>
      <text:p text:style-name="P27"/>
      <text:p text:style-name="P27">$ hadoop fs -copyToLocal /mat/out '/home/abiaps/Desktop/matrix'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8T16:33:54.528388244</meta:creation-date>
    <dc:date>2017-03-18T20:00:31.477548392</dc:date>
    <meta:editing-duration>PT21H16M52S</meta:editing-duration>
    <meta:editing-cycles>23</meta:editing-cycles>
    <meta:generator>LibreOffice/5.1.4.2$Linux_X86_64 LibreOffice_project/10m0$Build-2</meta:generator>
    <meta:document-statistic meta:table-count="0" meta:image-count="0" meta:object-count="0" meta:page-count="3" meta:paragraph-count="71" meta:word-count="351" meta:character-count="4937" meta:non-whitespace-character-count="4548"/>
  </office:meta>
</office:document-meta>
</file>